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14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674cm"/>
    </style:style>
    <style:style style:name="co11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fo:background-color="#c9211e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00dd"/>
    </style:style>
    <style:style style:name="ce42" style:family="table-cell" style:parent-style-name="Default">
      <style:table-cell-properties fo:background-color="#ff8000"/>
    </style:style>
    <style:style style:name="ce43" style:family="table-cell" style:parent-style-name="Default">
      <style:table-cell-properties fo:background-color="#800080"/>
    </style:style>
    <style:style style:name="ce44" style:family="table-cell" style:parent-style-name="Default">
      <style:table-cell-properties fo:background-color="#b47804"/>
    </style:style>
    <style:style style:name="ce45" style:family="table-cell" style:parent-style-name="Default">
      <style:table-cell-properties fo:background-color="#ffd428"/>
    </style:style>
    <style:style style:name="ce46" style:family="table-cell" style:parent-style-name="Default">
      <style:table-cell-properties fo:background-color="#706e0c"/>
    </style:style>
    <style:style style:name="ce47" style:family="table-cell" style:parent-style-name="Default">
      <style:table-cell-properties fo:background-color="#eeeeee"/>
    </style:style>
    <style:style style:name="ce48" style:family="table-cell" style:parent-style-name="Default">
      <style:table-cell-properties fo:background-color="#ff6d6d"/>
    </style:style>
    <style:style style:name="ce49" style:family="table-cell" style:parent-style-name="Default">
      <style:table-cell-properties fo:background-color="#383d3c"/>
    </style:style>
    <style:style style:name="ce50" style:family="table-cell" style:parent-style-name="Default">
      <style:table-cell-properties fo:background-color="#b2b2b2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ff0000"/>
    </style:style>
    <style:style style:name="ce53" style:family="table-cell" style:parent-style-name="Default">
      <style:table-cell-properties fo:background-color="#c600bc"/>
    </style:style>
    <style:style style:name="ce54" style:family="table-cell" style:parent-style-name="Default">
      <style:table-cell-properties fo:background-color="#18ff00"/>
    </style:style>
    <style:style style:name="ce55" style:family="table-cell" style:parent-style-name="Default">
      <style:table-cell-properties fo:background-color="#0000ff"/>
    </style:style>
    <style:style style:name="ce56" style:family="table-cell" style:parent-style-name="Default">
      <style:table-cell-properties fo:background-color="#ffbf00"/>
    </style:style>
    <style:style style:name="ce72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b7b3ca"/>
    </style:style>
    <style:style style:name="ce86" style:family="table-cell" style:parent-style-name="Default">
      <style:table-cell-properties fo:background-color="#000000"/>
    </style:style>
    <style:style style:name="ce87" style:family="table-cell" style:parent-style-name="Default">
      <style:table-cell-properties fo:background-color="#2a6099"/>
    </style:style>
    <style:style style:name="ce88" style:family="table-cell" style:parent-style-name="Default">
      <style:table-cell-properties fo:background-color="#e0c2cd"/>
    </style:style>
    <style:style style:name="ce89" style:family="table-cell" style:parent-style-name="Default">
      <style:table-cell-properties fo:background-color="#158466"/>
    </style:style>
    <style:style style:name="ce90" style:family="table-cell" style:parent-style-name="Default">
      <style:table-cell-properties fo:background-color="#395511"/>
    </style:style>
    <style:style style:name="ce91" style:family="table-cell" style:parent-style-name="Default">
      <style:table-cell-properties fo:background-color="#729fcf"/>
    </style:style>
    <style:style style:name="ce92" style:family="table-cell" style:parent-style-name="Default">
      <style:table-cell-properties fo:background-color="#81d41a"/>
    </style:style>
    <style:style style:name="ce93" style:family="table-cell" style:parent-style-name="Default">
      <style:table-cell-properties fo:background-color="#ffffff"/>
      <style:text-properties style:use-window-font-color="true"/>
    </style:style>
    <style:style style:name="ce94" style:family="table-cell" style:parent-style-name="Default">
      <style:table-cell-properties fo:background-color="#c9211e"/>
      <style:text-properties fo:color="#000000"/>
    </style:style>
    <style:style style:name="ce95" style:family="table-cell" style:parent-style-name="Default">
      <style:table-cell-properties fo:background-color="#00ffad"/>
    </style:style>
    <style:style style:name="ce96" style:family="table-cell" style:parent-style-name="Default">
      <style:table-cell-properties fo:background-color="#21a1a2"/>
    </style:style>
  </office:automatic-styles>
  <office:body>
    <office:spreadsheet>
      <table:calculation-settings table:automatic-find-labels="false" table:use-regular-expressions="false" table:use-wildcards="true"/>
      <table:table table:name="ZE0 2011-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-2012</text:p>
          </table:table-cell>
          <table:table-cell table:style-name="Default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/>
          <table:table-cell table:style-name="ce46"/>
          <table:table-cell office:value-type="string" calcext:value-type="string">
            <text:p>HV battery info, number of bytes (1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/>
          <table:table-cell table:style-name="ce94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43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4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88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style-name="ce40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/>
          <table:table-cell table:style-name="ce89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/>
          <table:table-cell table:style-name="ce56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/>
          <table:table-cell table:style-name="ce72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/>
          <table:table-cell table:style-name="ce9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9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/>
          <table:table-cell table:style-name="ce48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/>
          <table:table-cell table:style-name="ce49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/>
          <table:table-cell table:style-name="ce51"/>
          <table:table-cell table:style-name="ce40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/>
          <table:table-cell table:style-name="ce53"/>
          <table:table-cell office:value-type="string" calcext:value-type="string">
            <text:p>Big gradual value with battery content, Wh content?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/>
          <table:table-cell table:style-name="ce86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55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style-name="ce54"/>
          <table:table-cell office:value-type="string" calcext:value-type="string">
            <text:p>Unknown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52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1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2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87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0"/>
          <table:table-cell office:value-type="string" calcext:value-type="string">
            <text:p>Unknown 3</text:p>
          </table:table-cell>
        </table:table-row>
      </table:table>
      <table:table table:name="AZE0 2013-16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AZE0 2013-2016</text:p>
          </table:table-cell>
          <table:table-cell table:style-name="Default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/>
          <table:table-cell table:style-name="ce46"/>
          <table:table-cell office:value-type="string" calcext:value-type="string">
            <text:p>HV battery info data length, number of bytes (1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/>
          <table:table-cell table:style-name="ce94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6" table:style-name="ce41" office:value-type="float" office:value="1" calcext:value-type="float">
            <text:p>1</text:p>
          </table:table-cell>
          <table:table-cell/>
          <table:table-cell table:style-name="ce43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4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88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style-name="ce40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/>
          <table:table-cell table:style-name="ce89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56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/>
          <table:table-cell table:style-name="ce72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9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/>
          <table:table-cell table:style-name="ce9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/>
          <table:table-cell table:style-name="ce48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6" table:style-name="ce85" office:value-type="float" office:value="0" calcext:value-type="float">
            <text:p>0</text:p>
          </table:table-cell>
          <table:table-cell/>
          <table:table-cell table:style-name="ce49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nknown field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/>
          <table:table-cell table:style-name="ce51"/>
          <table:table-cell table:style-name="ce40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6" table:style-name="ce53" office:value-type="float" office:value="1" calcext:value-type="float">
            <text:p>1</text:p>
          </table:table-cell>
          <table:table-cell/>
          <table:table-cell table:style-name="ce53"/>
          <table:table-cell office:value-type="string" calcext:value-type="string">
            <text:p>Big gradual value with battery content, Wh content?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/>
          <table:table-cell table:style-name="ce86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5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style-name="ce54"/>
          <table:table-cell office:value-type="string" calcext:value-type="string">
            <text:p>Unknow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/>
          <table:table-cell table:style-name="ce52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/>
          <table:table-cell table:style-name="ce41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42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87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0"/>
          <table:table-cell office:value-type="string" calcext:value-type="string">
            <text:p>Unknown 3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5"/>
          <table:table-cell office:value-type="string" calcext:value-type="string">
            <text:p>SOC display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6"/>
          <table:table-cell office:value-type="string" calcext:value-type="string">
            <text:p>Unknown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5-04-02T10:45:38.198487034</dc:date>
    <meta:editing-duration>P1DT18H20M31S</meta:editing-duration>
    <meta:editing-cycles>52</meta:editing-cycles>
    <meta:generator>LibreOffice/7.4.1.2$MacOSX_AARCH64 LibreOffice_project/3c58a8f3a960df8bc8fd77b461821e42c061c5f0</meta:generator>
    <meta:document-statistic meta:table-count="2" meta:cell-count="452" meta:object-count="0"/>
  </office:meta>
</office:document-meta>
</file>